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46.34mm"/>
    </style:style>
    <style:style style:name="co9" style:family="table-column">
      <style:table-column-properties fo:break-before="auto" style:column-width="52.71mm"/>
    </style:style>
    <style:style style:name="co10" style:family="table-column">
      <style:table-column-properties fo:break-before="auto" style:column-width="50.96mm"/>
    </style:style>
    <style:style style:name="co11" style:family="table-column">
      <style:table-column-properties fo:break-before="auto" style:column-width="36.58mm"/>
    </style:style>
    <style:style style:name="co12" style:family="table-column">
      <style:table-column-properties fo:break-before="auto" style:column-width="42.9mm"/>
    </style:style>
    <style:style style:name="co13" style:family="table-column">
      <style:table-column-properties fo:break-before="auto" style:column-width="45.95mm"/>
    </style:style>
    <style:style style:name="co14" style:family="table-column">
      <style:table-column-properties fo:break-before="auto" style:column-width="45.68mm"/>
    </style:style>
    <style:style style:name="co15" style:family="table-column">
      <style:table-column-properties fo:break-before="auto" style:column-width="38.51mm"/>
    </style:style>
    <style:style style:name="co16" style:family="table-column">
      <style:table-column-properties fo:break-before="auto" style:column-width="86.59mm"/>
    </style:style>
    <style:style style:name="co17" style:family="table-column">
      <style:table-column-properties fo:break-before="auto" style:column-width="58.14mm"/>
    </style:style>
    <style:style style:name="co18" style:family="table-column">
      <style:table-column-properties fo:break-before="auto" style:column-width="41.15mm"/>
    </style:style>
    <style:style style:name="co19" style:family="table-column">
      <style:table-column-properties fo:break-before="auto" style:column-width="58.81mm"/>
    </style:style>
    <style:style style:name="co20" style:family="table-column">
      <style:table-column-properties fo:break-before="auto" style:column-width="60.98mm"/>
    </style:style>
    <style:style style:name="co21" style:family="table-column">
      <style:table-column-properties fo:break-before="auto" style:column-width="33.53mm"/>
    </style:style>
    <style:style style:name="co22" style:family="table-column">
      <style:table-column-properties fo:break-before="auto" style:column-width="21.34mm"/>
    </style:style>
    <style:style style:name="co23" style:family="table-column">
      <style:table-column-properties fo:break-before="auto" style:column-width="34.41mm"/>
    </style:style>
    <style:style style:name="co24" style:family="table-column">
      <style:table-column-properties fo:break-before="auto" style:column-width="36.37mm"/>
    </style:style>
    <style:style style:name="co25" style:family="table-column">
      <style:table-column-properties fo:break-before="auto" style:column-width="48.77mm"/>
    </style:style>
    <style:style style:name="co26" style:family="table-column">
      <style:table-column-properties fo:break-before="auto" style:column-width="38.98mm"/>
    </style:style>
    <style:style style:name="co27" style:family="table-column">
      <style:table-column-properties fo:break-before="auto" style:column-width="46.18mm"/>
    </style:style>
    <style:style style:name="co28" style:family="table-column">
      <style:table-column-properties fo:break-before="auto" style:column-width="55.26mm"/>
    </style:style>
    <style:style style:name="co29" style:family="table-column">
      <style:table-column-properties fo:break-before="auto" style:column-width="103.66mm"/>
    </style:style>
    <style:style style:name="co30" style:family="table-column">
      <style:table-column-properties fo:break-before="auto" style:column-width="22.44mm"/>
    </style:style>
    <style:style style:name="co31" style:family="table-column">
      <style:table-column-properties fo:break-before="auto" style:column-width="48.35mm"/>
    </style:style>
    <style:style style:name="co32" style:family="table-column">
      <style:table-column-properties fo:break-before="auto" style:column-width="45.3mm"/>
    </style:style>
    <style:style style:name="co33" style:family="table-column">
      <style:table-column-properties fo:break-before="auto" style:column-width="69.25mm"/>
    </style:style>
    <style:style style:name="co34" style:family="table-column">
      <style:table-column-properties fo:break-before="auto" style:column-width="27.45mm"/>
    </style:style>
    <style:style style:name="co35" style:family="table-column">
      <style:table-column-properties fo:break-before="auto" style:column-width="46.78mm"/>
    </style:style>
    <style:style style:name="co36" style:family="table-column">
      <style:table-column-properties fo:break-before="auto" style:column-width="43.94mm"/>
    </style:style>
    <style:style style:name="co37" style:family="table-column">
      <style:table-column-properties fo:break-before="auto" style:column-width="49.6mm"/>
    </style:style>
    <style:style style:name="co38" style:family="table-column">
      <style:table-column-properties fo:break-before="auto" style:column-width="56.7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37.02mm"/>
    </style:style>
    <style:style style:name="co41" style:family="table-column">
      <style:table-column-properties fo:break-before="auto" style:column-width="75.57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85.14mm"/>
    </style:style>
    <style:style style:name="co44" style:family="table-column">
      <style:table-column-properties fo:break-before="auto" style:column-width="47.64mm"/>
    </style:style>
    <style:style style:name="co45" style:family="table-column">
      <style:table-column-properties fo:break-before="auto" style:column-width="64.89mm"/>
    </style:style>
    <style:style style:name="co46" style:family="table-column">
      <style:table-column-properties fo:break-before="auto" style:column-width="57.93mm"/>
    </style:style>
    <style:style style:name="co47" style:family="table-column">
      <style:table-column-properties fo:break-before="auto" style:column-width="39.81mm"/>
    </style:style>
    <style:style style:name="co48" style:family="table-column">
      <style:table-column-properties fo:break-before="auto" style:column-width="87.33mm"/>
    </style:style>
    <style:style style:name="co49" style:family="table-column">
      <style:table-column-properties fo:break-before="auto" style:column-width="48.52mm"/>
    </style:style>
    <style:style style:name="co50" style:family="table-column">
      <style:table-column-properties fo:break-before="auto" style:column-width="42.25mm"/>
    </style:style>
    <style:style style:name="co51" style:family="table-column">
      <style:table-column-properties fo:break-before="auto" style:column-width="76.66mm"/>
    </style:style>
    <style:style style:name="co52" style:family="table-column">
      <style:table-column-properties fo:break-before="auto" style:column-width="44.86mm"/>
    </style:style>
    <style:style style:name="co53" style:family="table-column">
      <style:table-column-properties fo:break-before="auto" style:column-width="55.09mm"/>
    </style:style>
    <style:style style:name="co54" style:family="table-column">
      <style:table-column-properties fo:break-before="auto" style:column-width="71.44mm"/>
    </style:style>
    <style:style style:name="co55" style:family="table-column">
      <style:table-column-properties fo:break-before="auto" style:column-width="50.31mm"/>
    </style:style>
    <style:style style:name="co56" style:family="table-column">
      <style:table-column-properties fo:break-before="auto" style:column-width="56.18mm"/>
    </style:style>
    <style:style style:name="co57" style:family="table-column">
      <style:table-column-properties fo:break-before="auto" style:column-width="49.65mm"/>
    </style:style>
    <style:style style:name="co58" style:family="table-column">
      <style:table-column-properties fo:break-before="auto" style:column-width="70.56mm"/>
    </style:style>
    <style:style style:name="co59" style:family="table-column">
      <style:table-column-properties fo:break-before="auto" style:column-width="49mm"/>
    </style:style>
    <style:style style:name="co60" style:family="table-column">
      <style:table-column-properties fo:break-before="auto" style:column-width="59.44mm"/>
    </style:style>
    <style:style style:name="co61" style:family="table-column">
      <style:table-column-properties fo:break-before="auto" style:column-width="61.63mm"/>
    </style:style>
    <style:style style:name="co62" style:family="table-column">
      <style:table-column-properties fo:break-before="auto" style:column-width="76.22mm"/>
    </style:style>
    <style:style style:name="co63" style:family="table-column">
      <style:table-column-properties fo:break-before="auto" style:column-width="55.76mm"/>
    </style:style>
    <style:style style:name="co64" style:family="table-column">
      <style:table-column-properties fo:break-before="auto" style:column-width="73.82mm"/>
    </style:style>
    <style:style style:name="co65" style:family="table-column">
      <style:table-column-properties fo:break-before="auto" style:column-width="45.74mm"/>
    </style:style>
    <style:style style:name="co66" style:family="table-column">
      <style:table-column-properties fo:break-before="auto" style:column-width="52.92mm"/>
    </style:style>
    <style:style style:name="co67" style:family="table-column">
      <style:table-column-properties fo:break-before="auto" style:column-width="61.42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5.78mm"/>
    </style:style>
    <style:style style:name="co71" style:family="table-column">
      <style:table-column-properties fo:break-before="auto" style:column-width="40.29mm"/>
    </style:style>
    <style:style style:name="co72" style:family="table-column">
      <style:table-column-properties fo:break-before="auto" style:column-width="71mm"/>
    </style:style>
    <style:style style:name="co73" style:family="table-column">
      <style:table-column-properties fo:break-before="auto" style:column-width="59.88mm"/>
    </style:style>
    <style:style style:name="co74" style:family="table-column">
      <style:table-column-properties fo:break-before="auto" style:column-width="46.81mm"/>
    </style:style>
    <style:style style:name="co75" style:family="table-column">
      <style:table-column-properties fo:break-before="auto" style:column-width="40.0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7.04mm"/>
    </style:style>
    <style:style style:name="co78" style:family="table-column">
      <style:table-column-properties fo:break-before="auto" style:column-width="53.57mm"/>
    </style:style>
    <style:style style:name="co79" style:family="table-column">
      <style:table-column-properties fo:break-before="auto" style:column-width="50.09mm"/>
    </style:style>
    <style:style style:name="co80" style:family="table-column">
      <style:table-column-properties fo:break-before="auto" style:column-width="56.62mm"/>
    </style:style>
    <style:style style:name="co81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Noeud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nvironnement">
      <style:table-properties table:display="true" style:writing-mode="lr-tb"/>
    </style:style>
    <style:style style:name="ta17" style:family="table" style:master-page-name="PageStyle_5f_04_5f_Etudestrategie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Rapport">
      <style:table-properties table:display="true" style:writing-mode="lr-tb"/>
    </style:style>
    <style:style style:name="ta23" style:family="table" style:master-page-name="PageStyle_5f_05_5f_Photo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objetintervenant">
      <style:table-properties table:display="true" style:writing-mode="lr-tb"/>
    </style:style>
    <style:style style:name="ta30" style:family="table" style:master-page-name="PageStyle_5f_06_5f_Tcobjetressource">
      <style:table-properties table:display="true" style:writing-mode="lr-tb"/>
    </style:style>
    <style:style style:name="ta31" style:family="table" style:master-page-name="PageStyle_5f_06_5f_Tcetudetravaux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>
      <style:table-cell-properties style:rotation-align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_database" table:style-name="ta2">
        <table:table-column table:style-name="co4" table:number-columns-repeated="4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EWNAME</text:p>
          </table:table-cell>
          <table:table-cell office:value-type="string" calcext:value-type="string">
            <text:p>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_revision" table:style-name="ta3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/>
          <table:table-cell office:value-type="string" calcext:value-type="string">
            <text:p>Optio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mentaire éventuel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_object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object</text:p>
          </table:table-cell>
          <table:table-cell table:style-name="Default" office:value-type="string" calcext:value-type="string">
            <text:p>SERIAL PRIMARY KEY</text:p>
          </table:table-cell>
          <table:table-cell table:style-name="Default"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object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style-name="Default" office:value-type="string" calcext:value-type="string">
            <text:p>lpk_revision_begin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style-name="Default" office:value-type="string" calcext:value-type="string">
            <text:p>lpk_revision_en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crea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cré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modifica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mod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destruc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l'effac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500)</text:p>
          </table:table-cell>
          <table:table-cell/>
          <table:table-cell table:style-name="ce3" office:value-type="string" calcext:value-type="string">
            <text:p>comment</text:p>
          </table:table-cell>
          <table:table-cell table:style-name="Default" office:value-type="string" calcext:value-type="string">
            <text:p>VARCHAR(500)</text:p>
          </table:table-cell>
          <table:table-cell table:style-name="Default"/>
          <table:table-cell office:value-type="string" calcext:value-type="string">
            <text:p>commentair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VARCHAR(255)</text:p>
          </table:table-cell>
          <table:table-cell table:style-name="Default"/>
          <table:table-cell office:value-type="string" calcext:value-type="string">
            <text:p>no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 office:value-type="string" calcext:value-type="string">
            <text:p>importid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office:value-type="string" calcext:value-type="string">
            <text:p>cas de l'import - id de la table d'orig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office:value-type="string" calcext:value-type="string">
            <text:p>importtable</text:p>
          </table:table-cell>
          <table:table-cell table:style-name="Default" office:value-type="string" calcext:value-type="string">
            <text:p>VARCHAR(255)</text:p>
          </table:table-cell>
          <table:table-cell table:style-name="Default"/>
          <table:table-cell office:value-type="string" calcext:value-type="string">
            <text:p>cas de l'import - nom de la table d'origin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lid_actor_creator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_descriptionsystem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5" table:default-cell-style-name="ce21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/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8"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7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/</text:p>
          </table:table-cell>
          <table:table-cell table:number-columns-repeated="3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22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/>
          <table:table-cell table:style-name="ce3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number-columns-repeated="12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rue_libelle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rue_libdebut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rue_libfin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rue_complement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7"/>
          <table:table-cell table:style-name="ce22"/>
          <table:table-cell table:number-columns-repeated="1011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17" office:value-type="string" calcext:value-type="string">
            <text:p>intervenant_1</text:p>
          </table:table-cell>
          <table:table-cell table:style-name="ce17" office:value-type="string" calcext:value-type="string">
            <text:p>VARCHAR(255)</text:p>
          </table:table-cell>
          <table:table-cell/>
          <table:table-cell table:style-name="ce6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17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/>
          <table:table-cell table:style-name="ce7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_event" table:style-name="ta6">
        <table:table-column table:style-name="co23" table:default-cell-style-name="Default"/>
        <table:table-column table:style-name="co24" table:number-columns-repeated="10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_actor" table:style-name="ta7">
        <table:table-column table:style-name="co25" table:number-columns-repeated="11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_delivery" table:style-name="ta8">
        <table:table-column table:style-name="co26" table:number-columns-repeated="11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table:number-columns-repeated="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27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/>
          <table:table-cell table:number-columns-repeated="1018"/>
        </table:table-row>
        <table:table-row table:style-name="ro1">
          <table:table-cell table:number-columns-repeated="3"/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_geoarea" table:style-name="ta9">
        <office:forms form:automatic-focus="false" form:apply-design-mode="false"/>
        <table:table-column table:style-name="co27" table:number-columns-repeated="16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/>
          <table:table-cell table:style-name="ce3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_deficiency" table:style-name="ta10">
        <table:table-column table:style-name="co12" table:number-columns-repeated="3" table:default-cell-style-name="ce23"/>
        <table:table-column table:style-name="co28" table:number-columns-repeated="3" table:default-cell-style-name="ce23"/>
        <table:table-column table:style-name="co29" table:default-cell-style-name="ce23"/>
        <table:table-column table:style-name="co12" table:number-columns-repeated="3" table:default-cell-style-name="ce23"/>
        <table:table-column table:style-name="co30" table:number-columns-repeated="1014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31" table:default-cell-style-name="ce23"/>
        <table:table-column table:style-name="co32" table:number-columns-repeated="12" table:default-cell-style-name="ce23"/>
        <table:table-column table:style-name="co30" table:number-columns-repeated="1011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_resource" table:style-name="ta12">
        <table:table-column table:style-name="co27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number-columns-repeated="2" table:default-cell-style-name="ce23"/>
        <table:table-column table:style-name="co27" table:default-cell-style-name="ce23"/>
        <table:table-column table:style-name="co33" table:default-cell-style-name="ce23"/>
        <table:table-column table:style-name="co30" table:number-columns-repeated="1012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/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13">
        <table:table-column table:style-name="co27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7" table:number-columns-repeated="4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_node" table:style-name="ta14">
        <table:table-column table:style-name="co1" table:default-cell-style-name="ce23"/>
        <table:table-column table:style-name="co24" table:default-cell-style-name="ce23"/>
        <table:table-column table:style-name="co44" table:default-cell-style-name="ce23"/>
        <table:table-column table:style-name="co45" table:number-columns-repeated="4" table:default-cell-style-name="ce23"/>
        <table:table-column table:style-name="co24" table:number-columns-repeated="4" table:default-cell-style-name="ce23"/>
        <table:table-column table:style-name="co30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_equipment" table:style-name="ta15">
        <table:table-column table:style-name="co46" table:default-cell-style-name="ce23"/>
        <table:table-column table:style-name="co24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48" table:number-columns-repeated="2" table:default-cell-style-name="ce23"/>
        <table:table-column table:style-name="co24" table:number-columns-repeated="5" table:default-cell-style-name="ce23"/>
        <table:table-column table:style-name="co30" table:number-columns-repeated="1012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_environment" table:style-name="ta16">
        <table:table-column table:style-name="co7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number-columns-repeated="7" table:default-cell-style-name="ce23"/>
        <table:table-column table:style-name="co52" table:default-cell-style-name="ce23"/>
        <table:table-column table:style-name="co30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7">
        <table:table-column table:style-name="co4" table:default-cell-style-name="ce23"/>
        <table:table-column table:style-name="co53" table:number-columns-repeated="10" table:default-cell-style-name="ce23"/>
        <table:table-column table:style-name="co30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_observation" table:style-name="ta18">
        <table:table-column table:style-name="co54" table:default-cell-style-name="ce23"/>
        <table:table-column table:style-name="co55" table:number-columns-repeated="10" table:default-cell-style-name="ce23"/>
        <table:table-column table:style-name="co30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ce15" office:value-type="string" calcext:value-type="string">
            <text:p>conditionglobal</text:p>
          </table:table-cell>
          <table:table-cell table:style-name="ce15" office:value-type="string" calcext:value-type="string">
            <text:p>INT</text:p>
          </table:table-cell>
          <table:table-cell table:style-name="ce15"/>
          <table:table-cell table:number-columns-repeated="2"/>
          <table:table-cell office:value-type="string" calcext:value-type="string">
            <text:p>/ <text:s text:c="9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0 : faible urgenc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1 : pas de grande urgenc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2 : urgence moyen terme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3 : urgent 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500)</text:p>
          </table:table-cell>
          <table:table-cell/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500)</text:p>
          </table:table-cell>
          <table:table-cell/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9" office:value-type="string" calcext:value-type="string">
            <text:p>Travaux déjà réalisés</text:p>
          </table:table-cell>
          <table:table-cell table:style-name="ce19" office:value-type="string" calcext:value-type="string">
            <text:p>TR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500)</text:p>
          </table:table-cell>
          <table:table-cell/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mmentairesuite</text:p>
          </table:table-cell>
          <table:table-cell office:value-type="string" calcext:value-type="string">
            <text:p>VARCHAR(500)</text:p>
          </table:table-cell>
          <table:table-cell/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/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_profile" table:style-name="ta19">
        <table:table-column table:style-name="co56" table:default-cell-style-name="ce27"/>
        <table:table-column table:style-name="co57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_graph" table:style-name="ta20">
        <table:table-column table:style-name="co58" table:default-cell-style-name="ce27"/>
        <table:table-column table:style-name="co59" table:number-columns-repeated="12" table:default-cell-style-name="ce27"/>
        <table:table-column table:style-name="co30" table:number-columns-repeated="1011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typegraphiqu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 office:value-type="string" calcext:value-type="string">
            <text:p>TA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sv</text:p>
          </table:table-cell>
          <table:table-cell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_model" table:style-name="ta21">
        <table:table-column table:style-name="co60" table:default-cell-style-name="ce27"/>
        <table:table-column table:style-name="co61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_report" table:style-name="ta22">
        <table:table-column table:style-name="co62" table:default-cell-style-name="ce27"/>
        <table:table-column table:style-name="co63" table:number-columns-repeated="13" table:default-cell-style-name="ce27"/>
        <table:table-column table:style-name="co30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_media" table:style-name="ta23">
        <table:table-column table:style-name="co64" table:default-cell-style-name="ce27"/>
        <table:table-column table:style-name="co65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_rasters" table:style-name="ta24">
        <table:table-column table:style-name="co41" table:default-cell-style-name="ce27"/>
        <table:table-column table:style-name="co66" table:number-columns-repeated="7" table:default-cell-style-name="ce27"/>
        <table:table-column table:style-name="co67" table:default-cell-style-name="ce27"/>
        <table:table-column table:style-name="co66" table:default-cell-style-name="ce27"/>
        <table:table-column table:style-name="co30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_topography" table:style-name="ta25">
        <table:table-column table:style-name="co68" table:default-cell-style-name="ce27"/>
        <table:table-column table:style-name="co69" table:default-cell-style-name="ce27"/>
        <table:table-column table:style-name="co9" table:default-cell-style-name="ce27"/>
        <table:table-column table:style-name="co69" table:number-columns-repeated="9" table:default-cell-style-name="ce27"/>
        <table:table-column table:style-name="co30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70" table:default-cell-style-name="ce27"/>
        <table:table-column table:style-name="co71" table:number-columns-repeated="11" table:default-cell-style-name="ce27"/>
        <table:table-column table:style-name="co30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_graphdata" table:style-name="ta27">
        <table:table-column table:style-name="co45" table:default-cell-style-name="ce27"/>
        <table:table-column table:style-name="co63" table:number-columns-repeated="11" table:default-cell-style-name="ce27"/>
        <table:table-column table:style-name="co30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iedata_topographydata" table:style-name="ta28">
        <table:table-column table:style-name="co60" table:default-cell-style-name="ce27"/>
        <table:table-column table:style-name="co72" table:default-cell-style-name="ce27"/>
        <table:table-column table:style-name="co73" table:default-cell-style-name="ce27"/>
        <table:table-column table:style-name="co18" table:number-columns-repeated="14" table:default-cell-style-name="ce27"/>
        <table:table-column table:style-name="co30" table:number-columns-repeated="1007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opographiedata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/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/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/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_tcobjectactor" table:style-name="ta29">
        <table:table-column table:style-name="co74" table:default-cell-style-name="ce27"/>
        <table:table-column table:style-name="co75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_tcobjectresource" table:style-name="ta30">
        <table:table-column table:style-name="co9" table:default-cell-style-name="ce27"/>
        <table:table-column table:style-name="co76" table:number-columns-repeated="10" table:default-cell-style-name="ce27"/>
        <table:table-column table:style-name="co30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31">
        <table:table-column table:style-name="co56" table:default-cell-style-name="ce27"/>
        <table:table-column table:style-name="co77" table:number-columns-repeated="8" table:default-cell-style-name="ce27"/>
        <table:table-column table:style-name="co30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_tcobjectgeoarea" table:style-name="ta32">
        <table:table-column table:style-name="co78" table:default-cell-style-name="ce27"/>
        <table:table-column table:style-name="co79" table:number-columns-repeated="9" table:default-cell-style-name="ce27"/>
        <table:table-column table:style-name="co30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80" table:default-cell-style-name="ce27"/>
        <table:table-column table:style-name="co81" table:number-columns-repeated="8" table:default-cell-style-name="ce27"/>
        <table:table-column table:style-name="co30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7:11:05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37</meta:editing-cycles>
    <meta:creation-date>2019-04-16T08:05:59</meta:creation-date>
    <dc:date>2020-06-12T07:12:47.452000000</dc:date>
    <dc:language>fr-FR</dc:language>
    <meta:editing-duration>PT1H15M51S</meta:editing-duration>
    <meta:generator>LibreOffice/6.2.8.2$Windows_X86_64 LibreOffice_project/f82ddfca21ebc1e222a662a32b25c0c9d20169ee</meta:generator>
    <meta:document-statistic meta:table-count="33" meta:cell-count="20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